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9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F47:Sheet1.F47">
        <table:shapes>
          <draw:frame draw:z-index="0" draw:style-name="gr1" draw:text-style-name="P1" svg:width="463.1pt" svg:height="248.49pt" svg:x="762.35pt" svg:y="364.39pt">
            <loext:p draw:notify-on-update-of-ranges="Sheet1.E10:Sheet1.E17 Sheet1.F9:Sheet1.F9 Sheet1.F10:Sheet1.F17 Sheet1.F19:Sheet1.F19 Sheet1.F20:Sheet1.F29 Sheet1.E20:Sheet1.E29 Sheet1.F2:Sheet1.F2 Sheet1.F3:Sheet1.F7 Sheet1.E3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64.31pt" svg:height="328.71pt" svg:x="759.6pt" svg:y="18.06pt">
            <loext:p draw:notify-on-update-of-ranges="Sheet1.E9:Sheet1.E9 Sheet1.E20:Sheet1.E29 Sheet1.G19:Sheet1.G19 Sheet1.G20:Sheet1.G29 Sheet1.G2:Sheet1.G2 Sheet1.G3:Sheet1.G7 Sheet1.E3:Sheet1.E7 Sheet1.E9:Sheet1.E9 Sheet1.E10:Sheet1.E17 Sheet1.G9:Sheet1.G9 Sheet1.G10:Sheet1.G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um Images <text:s/>x <text:s/>ms b/t calling “capture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x5</text:p>
          </table:table-cell>
          <table:table-cell office:value-type="string" calcext:value-type="string">
            <text:p>System time in nanos when photo is taken</text:p>
          </table:table-cell>
          <table:table-cell office:value-type="string" calcext:value-type="string">
            <text:p>micros</text:p>
          </table:table-cell>
          <table:table-cell office:value-type="string" calcext:value-type="string">
            <text:p>millis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SSIM5</text:p>
          </table:table-cell>
        </table:table-row>
        <table:table-row table:style-name="ro1">
          <table:table-cell office:value-type="float" office:value="119436012511958" calcext:value-type="float">
            <text:p>119436012511958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36521291375" calcext:value-type="float">
            <text:p>119436521291375</text:p>
          </table:table-cell>
          <table:table-cell table:formula="of:=[.A4]-[.A3]" office:value-type="float" office:value="508779417" calcext:value-type="float">
            <text:p>508779417</text:p>
          </table:table-cell>
          <table:table-cell table:formula="of:=[.B4]/1000" office:value-type="float" office:value="508779.417" calcext:value-type="float">
            <text:p>508779.417</text:p>
          </table:table-cell>
          <table:table-cell table:formula="of:=[.C4]/1000" office:value-type="float" office:value="508.779417" calcext:value-type="float">
            <text:p>508.779417</text:p>
          </table:table-cell>
          <table:table-cell table:formula="of:=[.D4]" office:value-type="float" office:value="508.779417" calcext:value-type="float">
            <text:p>508.779417</text:p>
          </table:table-cell>
          <table:table-cell office:value-type="float" office:value="19.05" calcext:value-type="float">
            <text:p>19.05</text:p>
          </table:table-cell>
          <table:table-cell office:value-type="float" office:value="0.841578" calcext:value-type="float">
            <text:p>0.841578</text:p>
          </table:table-cell>
        </table:table-row>
        <table:table-row table:style-name="ro1">
          <table:table-cell office:value-type="float" office:value="119437218031666" calcext:value-type="float">
            <text:p>119437218031666</text:p>
          </table:table-cell>
          <table:table-cell table:formula="of:=[.A5]-[.A4]" office:value-type="float" office:value="696740291" calcext:value-type="float">
            <text:p>696740291</text:p>
          </table:table-cell>
          <table:table-cell table:formula="of:=[.B5]/1000" office:value-type="float" office:value="696740.291" calcext:value-type="float">
            <text:p>696740.291</text:p>
          </table:table-cell>
          <table:table-cell table:formula="of:=[.C5]/1000" office:value-type="float" office:value="696.740291" calcext:value-type="float">
            <text:p>696.740291</text:p>
          </table:table-cell>
          <table:table-cell table:formula="of:=[.D5]+[.E4]" office:value-type="float" office:value="1205.519708" calcext:value-type="float">
            <text:p>1205.519708</text:p>
          </table:table-cell>
          <table:table-cell office:value-type="float" office:value="20.43" calcext:value-type="float">
            <text:p>20.43</text:p>
          </table:table-cell>
          <table:table-cell office:value-type="float" office:value="0.854941" calcext:value-type="float">
            <text:p>0.854941</text:p>
          </table:table-cell>
        </table:table-row>
        <table:table-row table:style-name="ro1">
          <table:table-cell office:value-type="float" office:value="119437755573541" calcext:value-type="float">
            <text:p>119437755573541</text:p>
          </table:table-cell>
          <table:table-cell table:formula="of:=[.A6]-[.A5]" office:value-type="float" office:value="537541875" calcext:value-type="float">
            <text:p>537541875</text:p>
          </table:table-cell>
          <table:table-cell table:formula="of:=[.B6]/1000" office:value-type="float" office:value="537541.875" calcext:value-type="float">
            <text:p>537541.875</text:p>
          </table:table-cell>
          <table:table-cell table:formula="of:=[.C6]/1000" office:value-type="float" office:value="537.541875" calcext:value-type="float">
            <text:p>537.541875</text:p>
          </table:table-cell>
          <table:table-cell table:formula="of:=[.D6]+[.E5]" office:value-type="float" office:value="1743.061583" calcext:value-type="float">
            <text:p>1743.061583</text:p>
          </table:table-cell>
          <table:table-cell office:value-type="float" office:value="22.36" calcext:value-type="float">
            <text:p>22.36</text:p>
          </table:table-cell>
          <table:table-cell office:value-type="float" office:value="0.851975" calcext:value-type="float">
            <text:p>0.851975</text:p>
          </table:table-cell>
        </table:table-row>
        <table:table-row table:style-name="ro1">
          <table:table-cell office:value-type="float" office:value="119438480028375" calcext:value-type="float">
            <text:p>119438480028375</text:p>
          </table:table-cell>
          <table:table-cell table:formula="of:=[.A7]-[.A6]" office:value-type="float" office:value="724454834" calcext:value-type="float">
            <text:p>724454834</text:p>
          </table:table-cell>
          <table:table-cell table:formula="of:=[.B7]/1000" office:value-type="float" office:value="724454.834" calcext:value-type="float">
            <text:p>724454.834</text:p>
          </table:table-cell>
          <table:table-cell table:formula="of:=[.C7]/1000" office:value-type="float" office:value="724.454834" calcext:value-type="float">
            <text:p>724.454834</text:p>
          </table:table-cell>
          <table:table-cell table:formula="of:=[.D7]+[.E6]" office:value-type="float" office:value="2467.516417" calcext:value-type="float">
            <text:p>2467.5164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856541" calcext:value-type="float">
            <text:p>0.8565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x8</text:p>
          </table:table-cell>
          <table:table-cell table:number-columns-repeated="3"/>
          <table:table-cell office:value-type="string" calcext:value-type="string">
            <text:p>time (ms)</text:p>
          </table:table-cell>
          <table:table-cell office:value-type="string" calcext:value-type="string">
            <text:p>MSE8</text:p>
          </table:table-cell>
          <table:table-cell office:value-type="string" calcext:value-type="string">
            <text:p>SSIM8</text:p>
          </table:table-cell>
        </table:table-row>
        <table:table-row table:style-name="ro1">
          <table:table-cell office:value-type="float" office:value="119559108788000" calcext:value-type="float">
            <text:p>11955910878800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59691334291" calcext:value-type="float">
            <text:p>119559691334291</text:p>
          </table:table-cell>
          <table:table-cell table:formula="of:=[.A11]-[.A10]" office:value-type="float" office:value="582546291" calcext:value-type="float">
            <text:p>582546291</text:p>
          </table:table-cell>
          <table:table-cell table:formula="of:=[.B11]/1000" office:value-type="float" office:value="582546.291" calcext:value-type="float">
            <text:p>582546.291</text:p>
          </table:table-cell>
          <table:table-cell table:formula="of:=[.C11]/1000" office:value-type="float" office:value="582.546291" calcext:value-type="float">
            <text:p>582.546291</text:p>
          </table:table-cell>
          <table:table-cell table:formula="of:=[.D11]" office:value-type="float" office:value="582.546291" calcext:value-type="float">
            <text:p>582.546291</text:p>
          </table:table-cell>
          <table:table-cell office:value-type="float" office:value="15.35" calcext:value-type="float">
            <text:p>15.35</text:p>
          </table:table-cell>
          <table:table-cell office:value-type="float" office:value="0.871605" calcext:value-type="float">
            <text:p>0.871605</text:p>
          </table:table-cell>
        </table:table-row>
        <table:table-row table:style-name="ro1">
          <table:table-cell office:value-type="float" office:value="119560390032666" calcext:value-type="float">
            <text:p>119560390032666</text:p>
          </table:table-cell>
          <table:table-cell table:formula="of:=[.A12]-[.A11]" office:value-type="float" office:value="698698375" calcext:value-type="float">
            <text:p>698698375</text:p>
          </table:table-cell>
          <table:table-cell table:formula="of:=[.B12]/1000" office:value-type="float" office:value="698698.375" calcext:value-type="float">
            <text:p>698698.375</text:p>
          </table:table-cell>
          <table:table-cell table:formula="of:=[.C12]/1000" office:value-type="float" office:value="698.698375" calcext:value-type="float">
            <text:p>698.698375</text:p>
          </table:table-cell>
          <table:table-cell table:formula="of:=[.D12]+[.E11]" office:value-type="float" office:value="1281.244666" calcext:value-type="float">
            <text:p>1281.244666</text:p>
          </table:table-cell>
          <table:table-cell office:value-type="float" office:value="16.07" calcext:value-type="float">
            <text:p>16.07</text:p>
          </table:table-cell>
          <table:table-cell office:value-type="float" office:value="0.86657" calcext:value-type="float">
            <text:p>0.86657</text:p>
          </table:table-cell>
        </table:table-row>
        <table:table-row table:style-name="ro1">
          <table:table-cell office:value-type="float" office:value="119561034851166" calcext:value-type="float">
            <text:p>119561034851166</text:p>
          </table:table-cell>
          <table:table-cell table:formula="of:=[.A13]-[.A12]" office:value-type="float" office:value="644818500" calcext:value-type="float">
            <text:p>644818500</text:p>
          </table:table-cell>
          <table:table-cell table:formula="of:=[.B13]/1000" office:value-type="float" office:value="644818.5" calcext:value-type="float">
            <text:p>644818.5</text:p>
          </table:table-cell>
          <table:table-cell table:formula="of:=[.C13]/1000" office:value-type="float" office:value="644.8185" calcext:value-type="float">
            <text:p>644.8185</text:p>
          </table:table-cell>
          <table:table-cell table:formula="of:=[.D13]+[.E12]" office:value-type="float" office:value="1926.063166" calcext:value-type="float">
            <text:p>1926.063166</text:p>
          </table:table-cell>
          <table:table-cell office:value-type="float" office:value="16.26" calcext:value-type="float">
            <text:p>16.26</text:p>
          </table:table-cell>
          <table:table-cell office:value-type="float" office:value="0.865314" calcext:value-type="float">
            <text:p>0.865314</text:p>
          </table:table-cell>
        </table:table-row>
        <table:table-row table:style-name="ro1">
          <table:table-cell office:value-type="float" office:value="119561690061041" calcext:value-type="float">
            <text:p>119561690061041</text:p>
          </table:table-cell>
          <table:table-cell table:formula="of:=[.A14]-[.A13]" office:value-type="float" office:value="655209875" calcext:value-type="float">
            <text:p>655209875</text:p>
          </table:table-cell>
          <table:table-cell table:formula="of:=[.B14]/1000" office:value-type="float" office:value="655209.875" calcext:value-type="float">
            <text:p>655209.875</text:p>
          </table:table-cell>
          <table:table-cell table:formula="of:=[.C14]/1000" office:value-type="float" office:value="655.209875" calcext:value-type="float">
            <text:p>655.209875</text:p>
          </table:table-cell>
          <table:table-cell table:formula="of:=[.D14]+[.E13]" office:value-type="float" office:value="2581.273041" calcext:value-type="float">
            <text:p>2581.273041</text:p>
          </table:table-cell>
          <table:table-cell office:value-type="float" office:value="16.25" calcext:value-type="float">
            <text:p>16.25</text:p>
          </table:table-cell>
          <table:table-cell office:value-type="float" office:value="0.86523" calcext:value-type="float">
            <text:p>0.86523</text:p>
          </table:table-cell>
        </table:table-row>
        <table:table-row table:style-name="ro1">
          <table:table-cell office:value-type="float" office:value="119562354319916" calcext:value-type="float">
            <text:p>119562354319916</text:p>
          </table:table-cell>
          <table:table-cell table:formula="of:=[.A15]-[.A14]" office:value-type="float" office:value="664258875" calcext:value-type="float">
            <text:p>664258875</text:p>
          </table:table-cell>
          <table:table-cell table:formula="of:=[.B15]/1000" office:value-type="float" office:value="664258.875" calcext:value-type="float">
            <text:p>664258.875</text:p>
          </table:table-cell>
          <table:table-cell table:formula="of:=[.C15]/1000" office:value-type="float" office:value="664.258875" calcext:value-type="float">
            <text:p>664.258875</text:p>
          </table:table-cell>
          <table:table-cell table:formula="of:=[.D15]+[.E14]" office:value-type="float" office:value="3245.531916" calcext:value-type="float">
            <text:p>3245.531916</text:p>
          </table:table-cell>
          <table:table-cell office:value-type="float" office:value="16.32" calcext:value-type="float">
            <text:p>16.32</text:p>
          </table:table-cell>
          <table:table-cell office:value-type="float" office:value="0.86502" calcext:value-type="float">
            <text:p>0.86502</text:p>
          </table:table-cell>
        </table:table-row>
        <table:table-row table:style-name="ro1">
          <table:table-cell office:value-type="float" office:value="119563648009375" calcext:value-type="float">
            <text:p>119563648009375</text:p>
          </table:table-cell>
          <table:table-cell table:formula="of:=[.A16]-[.A15]" office:value-type="float" office:value="1293689459" calcext:value-type="float">
            <text:p>1293689459</text:p>
          </table:table-cell>
          <table:table-cell table:formula="of:=[.B16]/1000" office:value-type="float" office:value="1293689.459" calcext:value-type="float">
            <text:p>1293689.459</text:p>
          </table:table-cell>
          <table:table-cell table:formula="of:=[.C16]/1000" office:value-type="float" office:value="1293.689459" calcext:value-type="float">
            <text:p>1293.689459</text:p>
          </table:table-cell>
          <table:table-cell table:formula="of:=[.D16]+[.E15]" office:value-type="float" office:value="4539.221375" calcext:value-type="float">
            <text:p>4539.221375</text:p>
          </table:table-cell>
          <table:table-cell office:value-type="float" office:value="16.4" calcext:value-type="float">
            <text:p>16.4</text:p>
          </table:table-cell>
          <table:table-cell office:value-type="float" office:value="0.864784" calcext:value-type="float">
            <text:p>0.864784</text:p>
          </table:table-cell>
        </table:table-row>
        <table:table-row table:style-name="ro1">
          <table:table-cell office:value-type="float" office:value="119564364303916" calcext:value-type="float">
            <text:p>119564364303916</text:p>
          </table:table-cell>
          <table:table-cell table:formula="of:=[.A17]-[.A16]" office:value-type="float" office:value="716294541" calcext:value-type="float">
            <text:p>716294541</text:p>
          </table:table-cell>
          <table:table-cell table:formula="of:=[.B17]/1000" office:value-type="float" office:value="716294.541" calcext:value-type="float">
            <text:p>716294.541</text:p>
          </table:table-cell>
          <table:table-cell table:formula="of:=[.C17]/1000" office:value-type="float" office:value="716.294541" calcext:value-type="float">
            <text:p>716.294541</text:p>
          </table:table-cell>
          <table:table-cell table:formula="of:=[.D17]+[.E16]" office:value-type="float" office:value="5255.515916" calcext:value-type="float">
            <text:p>5255.515916</text:p>
          </table:table-cell>
          <table:table-cell office:value-type="float" office:value="16.22" calcext:value-type="float">
            <text:p>16.22</text:p>
          </table:table-cell>
          <table:table-cell office:value-type="float" office:value="0.865363" calcext:value-type="float">
            <text:p>0.8653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x10</text:p>
          </table:table-cell>
          <table:table-cell table:number-columns-repeated="3"/>
          <table:table-cell office:value-type="string" calcext:value-type="string">
            <text:p>time (ms)</text:p>
          </table:table-cell>
          <table:table-cell office:value-type="string" calcext:value-type="string">
            <text:p>MSE10</text:p>
          </table:table-cell>
          <table:table-cell office:value-type="string" calcext:value-type="string">
            <text:p>SSIM10</text:p>
          </table:table-cell>
        </table:table-row>
        <table:table-row table:style-name="ro1">
          <table:table-cell office:value-type="float" office:value="119597059703875" calcext:value-type="float">
            <text:p>119597059703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97558369000" calcext:value-type="float">
            <text:p>119597558369000</text:p>
          </table:table-cell>
          <table:table-cell table:formula="of:=[.A21]-[.A20]" office:value-type="float" office:value="498665125" calcext:value-type="float">
            <text:p>498665125</text:p>
          </table:table-cell>
          <table:table-cell table:formula="of:=[.B21]/1000" office:value-type="float" office:value="498665.125" calcext:value-type="float">
            <text:p>498665.125</text:p>
          </table:table-cell>
          <table:table-cell table:formula="of:=[.C21]/1000" office:value-type="float" office:value="498.665125" calcext:value-type="float">
            <text:p>498.665125</text:p>
          </table:table-cell>
          <table:table-cell table:formula="of:=[.D21]" office:value-type="float" office:value="498.665125" calcext:value-type="float">
            <text:p>498.665125</text:p>
          </table:table-cell>
          <table:table-cell office:value-type="float" office:value="14.42" calcext:value-type="float">
            <text:p>14.42</text:p>
          </table:table-cell>
          <table:table-cell office:value-type="float" office:value="0.864093" calcext:value-type="float">
            <text:p>0.864093</text:p>
          </table:table-cell>
        </table:table-row>
        <table:table-row table:style-name="ro1">
          <table:table-cell office:value-type="float" office:value="119598203464250" calcext:value-type="float">
            <text:p>119598203464250</text:p>
          </table:table-cell>
          <table:table-cell table:formula="of:=[.A22]-[.A21]" office:value-type="float" office:value="645095250" calcext:value-type="float">
            <text:p>645095250</text:p>
          </table:table-cell>
          <table:table-cell table:formula="of:=[.B22]/1000" office:value-type="float" office:value="645095.25" calcext:value-type="float">
            <text:p>645095.25</text:p>
          </table:table-cell>
          <table:table-cell table:formula="of:=[.C22]/1000" office:value-type="float" office:value="645.09525" calcext:value-type="float">
            <text:p>645.09525</text:p>
          </table:table-cell>
          <table:table-cell table:formula="of:=[.D22]+[.E21]" office:value-type="float" office:value="1143.760375" calcext:value-type="float">
            <text:p>1143.760375</text:p>
          </table:table-cell>
          <table:table-cell office:value-type="float" office:value="17.62" calcext:value-type="float">
            <text:p>17.62</text:p>
          </table:table-cell>
          <table:table-cell office:value-type="float" office:value="0.848425" calcext:value-type="float">
            <text:p>0.848425</text:p>
          </table:table-cell>
        </table:table-row>
        <table:table-row table:style-name="ro1">
          <table:table-cell office:value-type="float" office:value="119598975413458" calcext:value-type="float">
            <text:p>119598975413458</text:p>
          </table:table-cell>
          <table:table-cell table:formula="of:=[.A23]-[.A22]" office:value-type="float" office:value="771949208" calcext:value-type="float">
            <text:p>771949208</text:p>
          </table:table-cell>
          <table:table-cell table:formula="of:=[.B23]/1000" office:value-type="float" office:value="771949.208" calcext:value-type="float">
            <text:p>771949.208</text:p>
          </table:table-cell>
          <table:table-cell table:formula="of:=[.C23]/1000" office:value-type="float" office:value="771.949208" calcext:value-type="float">
            <text:p>771.949208</text:p>
          </table:table-cell>
          <table:table-cell table:formula="of:=[.D23]+[.E22]" office:value-type="float" office:value="1915.709583" calcext:value-type="float">
            <text:p>1915.709583</text:p>
          </table:table-cell>
          <table:table-cell office:value-type="float" office:value="20.63" calcext:value-type="float">
            <text:p>20.63</text:p>
          </table:table-cell>
          <table:table-cell office:value-type="float" office:value="0.835507" calcext:value-type="float">
            <text:p>0.835507</text:p>
          </table:table-cell>
        </table:table-row>
        <table:table-row table:style-name="ro1">
          <table:table-cell office:value-type="float" office:value="119599622315958" calcext:value-type="float">
            <text:p>119599622315958</text:p>
          </table:table-cell>
          <table:table-cell table:formula="of:=[.A24]-[.A23]" office:value-type="float" office:value="646902500" calcext:value-type="float">
            <text:p>646902500</text:p>
          </table:table-cell>
          <table:table-cell table:formula="of:=[.B24]/1000" office:value-type="float" office:value="646902.5" calcext:value-type="float">
            <text:p>646902.5</text:p>
          </table:table-cell>
          <table:table-cell table:formula="of:=[.C24]/1000" office:value-type="float" office:value="646.9025" calcext:value-type="float">
            <text:p>646.9025</text:p>
          </table:table-cell>
          <table:table-cell table:formula="of:=[.D24]+[.E23]" office:value-type="float" office:value="2562.612083" calcext:value-type="float">
            <text:p>2562.612083</text:p>
          </table:table-cell>
          <table:table-cell office:value-type="float" office:value="21.49" calcext:value-type="float">
            <text:p>21.49</text:p>
          </table:table-cell>
          <table:table-cell office:value-type="float" office:value="0.835708" calcext:value-type="float">
            <text:p>0.835708</text:p>
          </table:table-cell>
        </table:table-row>
        <table:table-row table:style-name="ro1">
          <table:table-cell office:value-type="float" office:value="119600976107541" calcext:value-type="float">
            <text:p>119600976107541</text:p>
          </table:table-cell>
          <table:table-cell table:formula="of:=[.A25]-[.A24]" office:value-type="float" office:value="1353791583" calcext:value-type="float">
            <text:p>1353791583</text:p>
          </table:table-cell>
          <table:table-cell table:formula="of:=[.B25]/1000" office:value-type="float" office:value="1353791.583" calcext:value-type="float">
            <text:p>1353791.583</text:p>
          </table:table-cell>
          <table:table-cell table:formula="of:=[.C25]/1000" office:value-type="float" office:value="1353.791583" calcext:value-type="float">
            <text:p>1353.791583</text:p>
          </table:table-cell>
          <table:table-cell table:formula="of:=[.D25]+[.E24]" office:value-type="float" office:value="3916.403666" calcext:value-type="float">
            <text:p>3916.403666</text:p>
          </table:table-cell>
          <table:table-cell office:value-type="float" office:value="23.26" calcext:value-type="float">
            <text:p>23.26</text:p>
          </table:table-cell>
          <table:table-cell office:value-type="float" office:value="0.833135" calcext:value-type="float">
            <text:p>0.833135</text:p>
          </table:table-cell>
        </table:table-row>
        <table:table-row table:style-name="ro1">
          <table:table-cell office:value-type="float" office:value="119602568198958" calcext:value-type="float">
            <text:p>119602568198958</text:p>
          </table:table-cell>
          <table:table-cell table:formula="of:=[.A26]-[.A25]" office:value-type="float" office:value="1592091417" calcext:value-type="float">
            <text:p>1592091417</text:p>
          </table:table-cell>
          <table:table-cell table:formula="of:=[.B26]/1000" office:value-type="float" office:value="1592091.417" calcext:value-type="float">
            <text:p>1592091.417</text:p>
          </table:table-cell>
          <table:table-cell table:formula="of:=[.C26]/1000" office:value-type="float" office:value="1592.091417" calcext:value-type="float">
            <text:p>1592.091417</text:p>
          </table:table-cell>
          <table:table-cell table:formula="of:=[.D26]+[.E25]" office:value-type="float" office:value="5508.495083" calcext:value-type="float">
            <text:p>5508.495083</text:p>
          </table:table-cell>
          <table:table-cell office:value-type="float" office:value="23.27" calcext:value-type="float">
            <text:p>23.27</text:p>
          </table:table-cell>
          <table:table-cell office:value-type="float" office:value="0.831867" calcext:value-type="float">
            <text:p>0.831867</text:p>
          </table:table-cell>
        </table:table-row>
        <table:table-row table:style-name="ro1">
          <table:table-cell office:value-type="float" office:value="119603209366208" calcext:value-type="float">
            <text:p>119603209366208</text:p>
          </table:table-cell>
          <table:table-cell table:formula="of:=[.A27]-[.A26]" office:value-type="float" office:value="641167250" calcext:value-type="float">
            <text:p>641167250</text:p>
          </table:table-cell>
          <table:table-cell table:formula="of:=[.B27]/1000" office:value-type="float" office:value="641167.25" calcext:value-type="float">
            <text:p>641167.25</text:p>
          </table:table-cell>
          <table:table-cell table:formula="of:=[.C27]/1000" office:value-type="float" office:value="641.16725" calcext:value-type="float">
            <text:p>641.16725</text:p>
          </table:table-cell>
          <table:table-cell table:formula="of:=[.D27]+[.E26]" office:value-type="float" office:value="6149.662333" calcext:value-type="float">
            <text:p>6149.662333</text:p>
          </table:table-cell>
          <table:table-cell office:value-type="float" office:value="24.57" calcext:value-type="float">
            <text:p>24.57</text:p>
          </table:table-cell>
          <table:table-cell office:value-type="float" office:value="0.828427" calcext:value-type="float">
            <text:p>0.828427</text:p>
          </table:table-cell>
        </table:table-row>
        <table:table-row table:style-name="ro1">
          <table:table-cell office:value-type="float" office:value="119603954063291" calcext:value-type="float">
            <text:p>119603954063291</text:p>
          </table:table-cell>
          <table:table-cell table:formula="of:=[.A28]-[.A27]" office:value-type="float" office:value="744697083" calcext:value-type="float">
            <text:p>744697083</text:p>
          </table:table-cell>
          <table:table-cell table:formula="of:=[.B28]/1000" office:value-type="float" office:value="744697.083" calcext:value-type="float">
            <text:p>744697.083</text:p>
          </table:table-cell>
          <table:table-cell table:formula="of:=[.C28]/1000" office:value-type="float" office:value="744.697083" calcext:value-type="float">
            <text:p>744.697083</text:p>
          </table:table-cell>
          <table:table-cell table:formula="of:=[.D28]+[.E27]" office:value-type="float" office:value="6894.359416" calcext:value-type="float">
            <text:p>6894.359416</text:p>
          </table:table-cell>
          <table:table-cell office:value-type="float" office:value="24.56" calcext:value-type="float">
            <text:p>24.56</text:p>
          </table:table-cell>
          <table:table-cell office:value-type="float" office:value="0.830079" calcext:value-type="float">
            <text:p>0.830079</text:p>
          </table:table-cell>
        </table:table-row>
        <table:table-row table:style-name="ro1">
          <table:table-cell office:value-type="float" office:value="119604859706416" calcext:value-type="float">
            <text:p>119604859706416</text:p>
          </table:table-cell>
          <table:table-cell table:formula="of:=[.A29]-[.A28]" office:value-type="float" office:value="905643125" calcext:value-type="float">
            <text:p>905643125</text:p>
          </table:table-cell>
          <table:table-cell table:formula="of:=[.B29]/1000" office:value-type="float" office:value="905643.125" calcext:value-type="float">
            <text:p>905643.125</text:p>
          </table:table-cell>
          <table:table-cell table:formula="of:=[.C29]/1000" office:value-type="float" office:value="905.643125" calcext:value-type="float">
            <text:p>905.643125</text:p>
          </table:table-cell>
          <table:table-cell table:formula="of:=[.D29]+[.E28]" office:value-type="float" office:value="7800.002541" calcext:value-type="float">
            <text:p>7800.002541</text:p>
          </table:table-cell>
          <table:table-cell office:value-type="float" office:value="23.25" calcext:value-type="float">
            <text:p>23.25</text:p>
          </table:table-cell>
          <table:table-cell office:value-type="float" office:value="0.831911" calcext:value-type="float">
            <text:p>0.831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4:03:53.803626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39:27.669724739</meta:creation-date>
    <dc:date>2017-12-05T14:52:34.967161731</dc:date>
    <meta:editing-duration>PT19M19S</meta:editing-duration>
    <meta:editing-cycles>2</meta:editing-cycles>
    <meta:generator>LibreOffice/5.1.6.2$Linux_X86_64 LibreOffice_project/10m0$Build-2</meta:generator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38cm" svg:height="8.767cm" xlink:href=".." xlink:type="simple" chart:class="chart:scatter" chart:style-name="ch1">
        <chart:legend chart:legend-position="end" svg:x="13.856cm" svg:y="3.586cm" style:legend-expansion="high" chart:style-name="ch2"/>
        <chart:plot-area chart:style-name="ch3" table:cell-range-address="Sheet1.E10:Sheet1.F17 Sheet1.F9:Sheet1.F9 Sheet1.F19:Sheet1.F29 Sheet1.F2:Sheet1.F7" chart:data-source-has-labels="row" svg:x="0.326cm" svg:y="0.175cm" svg:width="13.204cm" svg:height="8.417cm">
          <chartooo:coordinate-region svg:x="0.947cm" svg:y="0.374cm" svg:width="12.211cm" svg:height="7.5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0:Sheet1.F17" chart:label-cell-address="Sheet1.F9:Sheet1.F9" chart:class="chart:scatter">
            <chart:domain table:cell-range-address="Sheet1.E10:Sheet1.E17"/>
            <chart:data-point chart:repeated="8"/>
          </chart:series>
          <chart:series chart:style-name="ch7" chart:values-cell-range-address="Sheet1.F20:Sheet1.F29" chart:label-cell-address="Sheet1.F19:Sheet1.F19" chart:class="chart:scatter">
            <chart:domain table:cell-range-address="Sheet1.E20:Sheet1.E29"/>
            <chart:data-point chart:repeated="10"/>
          </chart:series>
          <chart:series chart:style-name="ch8" chart:values-cell-range-address="Sheet1.F3:Sheet1.F7" chart:label-cell-address="Sheet1.F2:Sheet1.F2" chart:class="chart:scatter">
            <chart:domain table:cell-range-address="Sheet1.E3:Sheet1.E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SE8</text:p>
                <draw:g>
                  <svg:desc>Sheet1.F9:Sheet1.F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10</text:p>
                <draw:g>
                  <svg:desc>Sheet1.F19:Sheet1.F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0">
                <text:p>0</text:p>
                <draw:g>
                  <svg:desc>Sheet1.F10:Sheet1.F17</svg:desc>
                </draw:g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0">
                <text:p>0</text:p>
                <draw:g>
                  <svg:desc>Sheet1.F20:Sheet1.F29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46291">
                <text:p>582.546291</text:p>
              </table:table-cell>
              <table:table-cell office:value-type="float" office:value="15.35">
                <text:p>15.35</text:p>
              </table:table-cell>
              <table:table-cell office:value-type="float" office:value="498.665125">
                <text:p>498.665125</text:p>
              </table:table-cell>
              <table:table-cell office:value-type="float" office:value="14.42">
                <text:p>14.42</text:p>
              </table:table-cell>
              <table:table-cell office:value-type="float" office:value="508.779417">
                <text:p>508.77941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16.07">
                <text:p>16.07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17.62">
                <text:p>17.62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16.26">
                <text:p>16.26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20.63">
                <text:p>20.63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16.25">
                <text:p>16.25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21.49">
                <text:p>21.49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16.32">
                <text:p>16.32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23.26">
                <text:p>2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16.4">
                <text:p>16.4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23.27">
                <text:p>2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16.22">
                <text:p>16.22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24.57">
                <text:p>24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81cm" svg:height="11.597cm" xlink:href=".." xlink:type="simple" chart:class="chart:scatter" chart:style-name="ch1">
        <chart:legend chart:legend-position="end" svg:x="13.793cm" svg:y="5.001cm" style:legend-expansion="high" chart:style-name="ch2"/>
        <chart:plot-area chart:style-name="ch3" table:cell-range-address="Sheet1.E9:Sheet1.E9 Sheet1.E20:Sheet1.E29 Sheet1.G19:Sheet1.G29 Sheet1.G2:Sheet1.G7 Sheet1.G9:Sheet1.G17" chart:data-source-has-labels="row" svg:x="0.43cm" svg:y="0.322cm" svg:width="13.049cm" svg:height="10.888cm">
          <chartooo:coordinate-region svg:x="1.157cm" svg:y="0.522cm" svg:width="11.95cm" svg:height="10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:Sheet1.G29" chart:label-cell-address="Sheet1.G19:Sheet1.G19" chart:class="chart:scatter">
            <chart:domain table:cell-range-address="Sheet1.E20:Sheet1.E29"/>
            <chart:data-point chart:repeated="10"/>
          </chart:series>
          <chart:series chart:style-name="ch7" chart:values-cell-range-address="Sheet1.G3:Sheet1.G7" chart:label-cell-address="Sheet1.G2:Sheet1.G2" chart:class="chart:scatter">
            <chart:domain table:cell-range-address="Sheet1.E3:Sheet1.E7"/>
            <chart:data-point chart:repeated="5"/>
          </chart:series>
          <chart:series chart:style-name="ch8" chart:values-cell-range-address="Sheet1.G10:Sheet1.G17" chart:label-cell-address="Sheet1.G9:Sheet1.G9" chart:class="chart:scatter">
            <chart:domain table:cell-range-address="Sheet1.E10:Sheet1.E17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SIM10</text:p>
                <draw:g>
                  <svg:desc>Sheet1.G19:Sheet1.G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5</text:p>
                <draw:g>
                  <svg:desc>Sheet1.G2:Sheet1.G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8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1">
                <text:p>1</text:p>
                <draw:g>
                  <svg:desc>Sheet1.G20:Sheet1.G29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1">
                <text:p>1</text:p>
                <draw:g>
                  <svg:desc>Sheet1.G3:Sheet1.G7</svg:desc>
                </draw:g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1">
                <text:p>1</text:p>
                <draw:g>
                  <svg:desc>Sheet1.G10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.665125">
                <text:p>498.665125</text:p>
              </table:table-cell>
              <table:table-cell office:value-type="float" office:value="0.864093">
                <text:p>0.864093</text:p>
              </table:table-cell>
              <table:table-cell office:value-type="float" office:value="508.779417">
                <text:p>508.779417</text:p>
              </table:table-cell>
              <table:table-cell office:value-type="float" office:value="0.841578">
                <text:p>0.841578</text:p>
              </table:table-cell>
              <table:table-cell office:value-type="float" office:value="582.546291">
                <text:p>582.546291</text:p>
              </table:table-cell>
              <table:table-cell office:value-type="float" office:value="0.871605">
                <text:p>0.871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0.848425">
                <text:p>0.848425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0.854941">
                <text:p>0.854941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0.86657">
                <text:p>0.86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0.835507">
                <text:p>0.835507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0.851975">
                <text:p>0.851975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0.865314">
                <text:p>0.86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0.835708">
                <text:p>0.835708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0.856541">
                <text:p>0.856541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0.86523">
                <text:p>0.8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0.833135">
                <text:p>0.83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0.86502">
                <text:p>0.86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0.831867">
                <text:p>0.83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0.864784">
                <text:p>0.86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0.828427">
                <text:p>0.82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0.865363">
                <text:p>0.865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0.830079">
                <text:p>0.83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0.831911">
                <text:p>0.83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